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in" fo:margin-bottom="0in" loext:contextual-spacing="false" fo:text-align="start" style:justify-single-word="false"/>
      <style:text-properties fo:font-size="18pt" style:font-size-asian="18pt" style:font-size-complex="18pt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T1" style:family="text"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none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<text:s/>Outillage de L’Imperium</text:span></text:p>
      <text:p text:style-name="P1"/>
      <text:p text:style-name="P1"/>
      <text:p text:style-name="P2"><text:span text:style-name="T2">Forgeron :</text:span></text:p>
      <text:p text:style-name="P2"><text:span text:style-name="T5">-Marteau,</text:span></text:p>
      <text:p text:style-name="P2"><text:span text:style-name="T5">-Forge</text:span></text:p>
      <text:p text:style-name="P2"><text:span text:style-name="T5">-Four de forgeron</text:span></text:p>
      <text:p text:style-name="P2"><text:span text:style-name="T5">-Enclume,</text:span></text:p>
      <text:p text:style-name="P2"><text:span text:style-name="T5">-Tenaille pour attraper le métal en fusion</text:span></text:p>
      <text:p text:style-name="P2"><text:span text:style-name="T5">-Meule</text:span></text:p>
      <text:p text:style-name="P2"><text:span text:style-name="T5">- Gants</text:span></text:p>
      <text:p text:style-name="P3"/>
      <text:p text:style-name="P2"><text:span text:style-name="T2">Mineur : </text:span></text:p>
      <text:list xml:id="list4323870299037270058" text:style-name="WWNum2">
        <text:list-item>
          <text:p text:style-name="P7"><text:span text:style-name="T5">Masse</text:span></text:p>
        </text:list-item>
        <text:list-item>
          <text:p text:style-name="P7"><text:span text:style-name="T5">Pioche</text:span></text:p>
        </text:list-item>
        <text:list-item>
          <text:p text:style-name="P7"><text:span text:style-name="T5">Lampe</text:span></text:p>
        </text:list-item>
        <text:list-item>
          <text:p text:style-name="P7"><text:span text:style-name="T5">Pelle</text:span></text:p>
        </text:list-item>
        <text:list-item>
          <text:p text:style-name="P7"><text:span text:style-name="T5">Récipient ou mettre les minerai</text:span></text:p>
        </text:list-item>
      </text:list>
      <text:p text:style-name="P4"/>
      <text:p text:style-name="P2"><text:span text:style-name="T2">Fermier :</text:span></text:p>
      <text:list xml:id="list8166810790122572105" text:style-name="WWNum1">
        <text:list-item>
          <text:p text:style-name="P8"><text:span text:style-name="T5">Houe,</text:span></text:p>
        </text:list-item>
      </text:list>
      <text:p text:style-name="P2"><text:span text:style-name="T5"><text:s text:c="5"/>- <text:s/>Faux,</text:span></text:p>
      <text:p text:style-name="P2"><text:span text:style-name="T5"><text:s text:c="5"/>- Fourche,</text:span></text:p>
      <text:p text:style-name="P2"><text:span text:style-name="T5"><text:s text:c="5"/>- Sceau</text:span></text:p>
      <text:p text:style-name="P2"><text:span text:style-name="T5"><text:s text:c="5"/>- Arrosoire manuel</text:span></text:p>
      <text:p text:style-name="P2"><text:soft-page-break/><text:span text:style-name="T5"><text:s text:c="5"/>- Pelle</text:span></text:p>
      <text:p text:style-name="P4"/>
      <text:p text:style-name="P2"><text:span text:style-name="T2">Bûcheron : </text:span></text:p>
      <text:list xml:id="list992569786585223420" text:style-name="WWNum3">
        <text:list-item>
          <text:p text:style-name="P9"><text:span text:style-name="T5">Hache</text:span></text:p>
        </text:list-item>
        <text:list-item>
          <text:p text:style-name="P9"><text:span text:style-name="T5">Scie</text:span></text:p>
        </text:list-item>
        <text:list-item>
          <text:p text:style-name="P9"><text:span text:style-name="T5">Pelle</text:span></text:p>
        </text:list-item>
        <text:list-item>
          <text:p text:style-name="P9"><text:span text:style-name="T5">De quoi transporter les bûches</text:span></text:p>
        </text:list-item>
      </text:list>
      <text:p text:style-name="P3"/>
      <text:p text:style-name="P4"/>
      <text:p text:style-name="P4"/>
      <text:p text:style-name="P4"/>
      <text:p text:style-name="P2"><text:span text:style-name="T2">Pêcheur :</text:span></text:p>
      <text:p text:style-name="P2"><text:span text:style-name="T5"><text:s/>-Canne à pêche,</text:span></text:p>
      <text:p text:style-name="P2"><text:span text:style-name="T5"><text:s/>-Appât,</text:span></text:p>
      <text:p text:style-name="P2"><text:span text:style-name="T5"><text:s/>-Hameçon,</text:span></text:p>
      <text:p text:style-name="P2"><text:span text:style-name="T5">- Sceau pour mettre le poisson</text:span></text:p>
      <text:p text:style-name="P4"/>
      <text:p text:style-name="P4"/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2" meta:word-count="79" meta:character-count="418" meta:non-whitespace-character-count="349"/>
    <meta:generator>LibreOfficeDev/5.1.0.3$Linux_X86_64 LibreOffice_project/</meta:generator>
  </office:meta>
</office:document-meta>
</file>